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502e4c"/>
    </style:style>
    <style:style style:name="P2" style:family="paragraph" style:parent-style-name="_5f_code">
      <style:text-properties officeooo:paragraph-rsid="005b4712"/>
    </style:style>
    <style:style style:name="P3" style:family="paragraph" style:parent-style-name="_5f_code">
      <style:text-properties officeooo:paragraph-rsid="006aff7d"/>
    </style:style>
    <style:style style:name="P4" style:family="paragraph" style:parent-style-name="_5f_code">
      <style:text-properties officeooo:paragraph-rsid="007921b9"/>
    </style:style>
    <style:style style:name="P5" style:family="paragraph" style:parent-style-name="_5f_code">
      <style:text-properties officeooo:paragraph-rsid="007ec7cc"/>
    </style:style>
    <style:style style:name="P6" style:family="paragraph" style:parent-style-name="_5f_text">
      <style:text-properties officeooo:paragraph-rsid="00502e4c"/>
    </style:style>
    <style:style style:name="P7" style:family="paragraph" style:parent-style-name="_5f_text">
      <style:text-properties fo:language="ru" fo:country="RU" officeooo:rsid="00502e4c" officeooo:paragraph-rsid="00502e4c"/>
    </style:style>
    <style:style style:name="P8" style:family="paragraph" style:parent-style-name="_5f_text">
      <style:text-properties fo:language="ru" fo:country="RU" officeooo:rsid="0042af30" officeooo:paragraph-rsid="005b4712"/>
    </style:style>
    <style:style style:name="P9" style:family="paragraph" style:parent-style-name="_5f_text">
      <style:text-properties fo:language="ru" fo:country="RU" officeooo:rsid="006db161" officeooo:paragraph-rsid="006db161"/>
    </style:style>
    <style:style style:name="P10" style:family="paragraph" style:parent-style-name="_5f_text">
      <style:text-properties fo:language="ru" fo:country="RU" officeooo:rsid="0071ab9f" officeooo:paragraph-rsid="0071ab9f"/>
    </style:style>
    <style:style style:name="P11" style:family="paragraph" style:parent-style-name="_5f_text">
      <style:text-properties fo:language="ru" fo:country="RU" officeooo:rsid="007397b6" officeooo:paragraph-rsid="007397b6"/>
    </style:style>
    <style:style style:name="P12" style:family="paragraph" style:parent-style-name="_5f_text">
      <style:text-properties fo:language="ru" fo:country="RU" officeooo:rsid="00749ed2" officeooo:paragraph-rsid="00749ed2"/>
    </style:style>
    <style:style style:name="P13" style:family="paragraph" style:parent-style-name="_5f_text">
      <style:text-properties fo:language="ru" fo:country="RU" officeooo:rsid="007836d4" officeooo:paragraph-rsid="007836d4"/>
    </style:style>
    <style:style style:name="P14" style:family="paragraph" style:parent-style-name="_5f_text">
      <style:text-properties fo:language="ru" fo:country="RU" officeooo:rsid="007e89a6" officeooo:paragraph-rsid="007e89a6"/>
    </style:style>
    <style:style style:name="P15" style:family="paragraph" style:parent-style-name="_5f_text">
      <style:text-properties fo:language="ru" fo:country="RU" officeooo:rsid="00808da6" officeooo:paragraph-rsid="00808da6"/>
    </style:style>
    <style:style style:name="P16" style:family="paragraph" style:parent-style-name="_5f_text">
      <style:text-properties fo:language="ru" fo:country="RU" officeooo:rsid="0083a891" officeooo:paragraph-rsid="0083a891"/>
    </style:style>
    <style:style style:name="P17" style:family="paragraph" style:parent-style-name="_5f_text">
      <style:text-properties fo:language="ru" fo:country="RU" officeooo:rsid="008492fe" officeooo:paragraph-rsid="0083a891"/>
    </style:style>
    <style:style style:name="P18" style:family="paragraph" style:parent-style-name="_5f_text">
      <style:text-properties officeooo:rsid="0052fe9b" officeooo:paragraph-rsid="0052fe9b"/>
    </style:style>
    <style:style style:name="P19" style:family="paragraph" style:parent-style-name="_5f_text">
      <style:text-properties officeooo:paragraph-rsid="005b4712"/>
    </style:style>
    <style:style style:name="P20" style:family="paragraph" style:parent-style-name="_5f_text">
      <style:text-properties style:font-name="Calibri Light" fo:font-size="10pt" fo:language="ru" fo:country="RU" fo:font-weight="250" officeooo:rsid="006f7b73" officeooo:paragraph-rsid="006f7b73"/>
    </style:style>
    <style:style style:name="P21" style:family="paragraph" style:parent-style-name="_5f_text">
      <style:text-properties style:font-name="Calibri Light" fo:font-size="10pt" fo:language="ru" fo:country="RU" fo:font-weight="250" officeooo:rsid="006f7b73" officeooo:paragraph-rsid="0070e769"/>
    </style:style>
    <style:style style:name="P22" style:family="paragraph" style:parent-style-name="_5f_text">
      <style:text-properties style:font-name="Calibri Light" fo:font-size="10pt" fo:language="ru" fo:country="RU" fo:font-weight="250" officeooo:rsid="0071ab9f" officeooo:paragraph-rsid="0071ab9f"/>
    </style:style>
    <style:style style:name="P23" style:family="paragraph" style:parent-style-name="_5f_text">
      <style:text-properties style:font-name="Calibri Light" fo:font-size="10pt" fo:language="ru" fo:country="RU" fo:font-weight="250" officeooo:rsid="007643d1" officeooo:paragraph-rsid="007643d1"/>
    </style:style>
    <style:style style:name="P24" style:family="paragraph" style:parent-style-name="_5f_text">
      <style:text-properties style:font-name="Calibri Light" fo:font-size="10pt" fo:language="en" fo:country="US" fo:font-weight="250" officeooo:rsid="006f7b73" officeooo:paragraph-rsid="0070e769"/>
    </style:style>
    <style:style style:name="P25" style:family="paragraph" style:parent-style-name="_5f_text">
      <style:text-properties officeooo:paragraph-rsid="0070e769"/>
    </style:style>
    <style:style style:name="P26" style:family="paragraph" style:parent-style-name="_5f_text">
      <style:text-properties officeooo:paragraph-rsid="0071ab9f"/>
    </style:style>
    <style:style style:name="P27" style:family="paragraph" style:parent-style-name="_5f_text">
      <style:text-properties officeooo:rsid="0071ab9f" officeooo:paragraph-rsid="0071ab9f"/>
    </style:style>
    <style:style style:name="P28" style:family="paragraph" style:parent-style-name="_5f_text">
      <style:text-properties officeooo:paragraph-rsid="00752e50"/>
    </style:style>
    <style:style style:name="P29" style:family="paragraph" style:parent-style-name="_5f_text">
      <style:text-properties officeooo:paragraph-rsid="007ad666"/>
    </style:style>
    <style:style style:name="P30" style:family="paragraph" style:parent-style-name="_5f_text">
      <style:text-properties officeooo:rsid="008643e2" officeooo:paragraph-rsid="008643e2"/>
    </style:style>
    <style:style style:name="P31" style:family="paragraph" style:parent-style-name="_5f_heading_5f_2">
      <style:text-properties officeooo:rsid="0066045e" officeooo:paragraph-rsid="0066045e"/>
    </style:style>
    <style:style style:name="P32" style:family="paragraph" style:parent-style-name="_5f_heading_5f_2">
      <style:text-properties officeooo:rsid="0068432c" officeooo:paragraph-rsid="0068432c"/>
    </style:style>
    <style:style style:name="P33" style:family="paragraph" style:parent-style-name="_5f_heading_5f_2">
      <style:text-properties fo:language="ru" fo:country="RU"/>
    </style:style>
    <style:style style:name="P34" style:family="paragraph" style:parent-style-name="_5f_heading_5f_1">
      <style:text-properties fo:language="ru" fo:country="RU"/>
    </style:style>
    <style:style style:name="P35" style:family="paragraph" style:parent-style-name="_5f_text" style:list-style-name="L1">
      <style:text-properties fo:language="ru" fo:country="RU" officeooo:rsid="0083a891" officeooo:paragraph-rsid="0083a891"/>
    </style:style>
    <style:style style:name="P36" style:family="paragraph" style:parent-style-name="_5f_text" style:list-style-name="L2">
      <style:text-properties fo:language="ru" fo:country="RU" officeooo:rsid="0083a891" officeooo:paragraph-rsid="0083a891"/>
    </style:style>
    <style:style style:name="P37" style:family="paragraph" style:parent-style-name="_5f_text" style:list-style-name="L2"/>
    <style:style style:name="P38" style:family="paragraph" style:parent-style-name="_5f_text" style:list-style-name="L3">
      <style:text-properties officeooo:paragraph-rsid="008643e2"/>
    </style:style>
    <style:style style:name="P39" style:family="paragraph" style:parent-style-name="_5f_text" style:list-style-name="L3">
      <style:text-properties officeooo:rsid="008643e2" officeooo:paragraph-rsid="008643e2"/>
    </style:style>
    <style:style style:name="P40" style:family="paragraph" style:parent-style-name="_5f_text">
      <style:text-properties style:font-name="Calibri Light" fo:font-size="10pt" fo:language="ru" fo:country="RU" fo:font-weight="250" officeooo:rsid="008c6e7b" officeooo:paragraph-rsid="008c6e7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e60e5"/>
    </style:style>
    <style:style style:name="T3" style:family="text">
      <style:text-properties fo:language="ru" fo:country="RU" officeooo:rsid="00522ec8"/>
    </style:style>
    <style:style style:name="T4" style:family="text">
      <style:text-properties fo:language="ru" fo:country="RU" officeooo:rsid="0071ab9f"/>
    </style:style>
    <style:style style:name="T5" style:family="text">
      <style:text-properties fo:language="ru" fo:country="RU" officeooo:rsid="00752e50"/>
    </style:style>
    <style:style style:name="T6" style:family="text">
      <style:text-properties fo:language="ru" fo:country="RU" officeooo:rsid="007e89a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3e9324"/>
    </style:style>
    <style:style style:name="T9" style:family="text">
      <style:text-properties fo:language="en" fo:country="US" officeooo:rsid="00462a61"/>
    </style:style>
    <style:style style:name="T10" style:family="text">
      <style:text-properties fo:language="en" fo:country="US" officeooo:rsid="0071ab9f"/>
    </style:style>
    <style:style style:name="T11" style:family="text">
      <style:text-properties fo:language="en" fo:country="US" officeooo:rsid="00512e3d"/>
    </style:style>
    <style:style style:name="T12" style:family="text">
      <style:text-properties fo:language="en" fo:country="US" officeooo:rsid="007ad666"/>
    </style:style>
    <style:style style:name="T13" style:family="text">
      <style:text-properties fo:language="en" fo:country="US" officeooo:rsid="007ca055"/>
    </style:style>
    <style:style style:name="T14" style:family="text">
      <style:text-properties fo:language="en" fo:country="US" officeooo:rsid="007e9816"/>
    </style:style>
    <style:style style:name="T15" style:family="text">
      <style:text-properties style:font-name="Calibri Light" fo:font-size="10pt" fo:language="ru" fo:country="RU" fo:font-weight="250" officeooo:rsid="006f7b73"/>
    </style:style>
    <style:style style:name="T16" style:family="text">
      <style:text-properties style:font-name="Calibri Light" fo:font-size="10pt" fo:language="ru" fo:country="RU" fo:font-weight="250" officeooo:rsid="00752e50"/>
    </style:style>
    <style:style style:name="T17" style:family="text">
      <style:text-properties style:font-name="Calibri Light" fo:font-size="10pt" fo:language="en" fo:country="US" fo:font-weight="250"/>
    </style:style>
    <style:style style:name="T18" style:family="text">
      <style:text-properties style:font-name="Calibri Light" fo:font-size="10pt" fo:language="en" fo:country="US" fo:font-weight="250" officeooo:rsid="006f7b73"/>
    </style:style>
    <style:style style:name="T19" style:family="text">
      <style:text-properties style:font-name="Calibri Light" fo:font-size="10pt" fo:language="en" fo:country="US" fo:font-weight="250" officeooo:rsid="0070e769"/>
    </style:style>
    <style:style style:name="T20" style:family="text">
      <style:text-properties style:font-name="Calibri Light" fo:font-size="10pt" fo:language="en" fo:country="US" fo:font-weight="250" officeooo:rsid="0071ab9f"/>
    </style:style>
    <style:style style:name="T21" style:family="text">
      <style:text-properties style:font-name="Calibri Light" fo:font-size="10pt" fo:font-weight="250"/>
    </style:style>
    <style:style style:name="T22" style:family="text">
      <style:text-properties style:font-name="Calibri Light" fo:font-size="10pt" fo:font-weight="250" officeooo:rsid="0071ab9f"/>
    </style:style>
    <style:style style:name="T23" style:family="text">
      <style:text-properties style:font-name="Calibri Light" fo:font-size="10pt" fo:font-weight="250" officeooo:rsid="00880177"/>
    </style:style>
    <style:style style:name="T24" style:family="text">
      <style:text-properties style:font-name="Calibri Light" fo:font-size="10pt" fo:font-weight="250" officeooo:rsid="0088ea9c"/>
    </style:style>
    <style:style style:name="T25" style:family="text">
      <style:text-properties officeooo:rsid="0071ab9f"/>
    </style:style>
    <style:style style:name="T26" style:family="text">
      <style:text-properties officeooo:rsid="007a2a82"/>
    </style:style>
    <style:style style:name="T27" style:family="text">
      <style:text-properties officeooo:rsid="007ec7cc"/>
    </style:style>
    <style:style style:name="T28" style:family="text">
      <style:text-properties officeooo:rsid="00808da6"/>
    </style:style>
    <style:style style:name="T29" style:family="text">
      <style:text-properties officeooo:rsid="008643e2"/>
    </style:style>
    <style:style style:name="T30" style:family="text">
      <style:text-properties officeooo:rsid="00880177"/>
    </style:style>
    <style:style style:name="T31" style:family="text">
      <style:text-properties officeooo:rsid="0088ea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Регистрация пользователя.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parent-style-name="_5f_code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61</meta:editing-cycles>
    <meta:print-date>1970-01-01T03:00:00</meta:print-date>
    <meta:creation-date>2019-07-03T13:26:00</meta:creation-date>
    <dc:date>2020-11-01T18:37:39.556000000</dc:date>
    <meta:editing-duration>P7DT5H16M5S</meta:editing-duration>
    <meta:generator>LibreOffice/7.0.2.2$Windows_X86_64 LibreOffice_project/8349ace3c3162073abd90d81fd06dcfb6b36b994</meta:generator>
    <meta:document-statistic meta:table-count="0" meta:image-count="0" meta:object-count="0" meta:page-count="1" meta:paragraph-count="1" meta:word-count="2" meta:character-count="25" meta:non-whitespace-character-count="24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